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rabun" svg:font-family="Sarabun" style:font-pitch="variable"/>
    <style:font-face style:name="Sarabun1" svg:font-family="Sarabun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55cm" fo:min-width="10.20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59.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Sarabun" fo:font-size="66pt" style:font-size-asian="66pt" style:font-size-complex="66pt"/>
    </style:style>
    <style:style style:name="P2" style:family="paragraph">
      <loext:graphic-properties draw:fill="none" draw:fill-color="#ffffff"/>
      <style:paragraph-properties style:writing-mode="lr-tb"/>
      <style:text-properties fo:color="#395511" loext:opacity="100%" style:font-name="Sarabun" fo:font-size="999.900024414063pt" style:font-size-asian="999.900024414063pt" style:font-size-complex="999.900024414063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Sarabun" fo:font-size="66pt" style:font-size-asian="66pt" style:font-size-complex="66pt"/>
    </style:style>
    <style:style style:name="T2" style:family="text">
      <style:text-properties style:font-name="Sarabun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395511" loext:opacity="100%" style:font-name="Sarabun" fo:font-size="999.900024414063pt" style:font-size-asian="999.900024414063pt" style:font-size-complex="999.900024414063pt"/>
    </style:style>
    <style:style style:name="T4" style:family="text">
      <style:text-properties fo:color="#395511" loext:opacity="100%" style:font-name="Sarabun" fo:font-size="136.399993896484pt" style:font-size-asian="136.399993896484pt" style:font-size-complex="136.399993896484pt"/>
    </style:style>
    <style:style style:name="T5" style:family="text">
      <style:text-properties fo:color="#808080" loext:opacity="100%" fo:font-size="16pt" style:font-size-asian="16pt" style:font-size-complex="16pt"/>
    </style:style>
    <style:style style:name="T6" style:family="text">
      <style:text-properties fo:font-size="4.40000009536743pt" style:font-size-asian="4.40000009536743pt" style:font-size-complex="4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709cm" svg:height="6.305cm" svg:x="0.5cm" svg:y="0.7cm">
          <draw:text-box>
            <text:p><text:span text:style-name="T1">Quiknotes</text:span></text:p>
            <text:p><text:span text:style-name="T2">Test PDF</text:span></text:p>
          </draw:text-box>
        </draw:frame>
        <draw:frame draw:style-name="gr2" draw:text-style-name="P2" draw:layer="layout" svg:width="34.3cm" svg:height="59.65cm" svg:x="7.7cm" svg:y="-5.8cm">
          <draw:text-box>
            <text:p><text:span text:style-name="T3">S</text:span><text:span text:style-name="T4">ample</text:span></text:p>
          </draw:text-box>
        </draw:frame>
        <draw:frame draw:style-name="gr3" draw:text-style-name="P4" draw:layer="layout" svg:width="6.6cm" svg:height="1.3cm" svg:x="0cm" svg:y="28.3cm">
          <draw:text-box>
            <text:p text:style-name="P3"><text:span text:style-name="T5">“</text:span><text:span text:style-name="T6"> </text:span><text:span text:style-name="T6">Lorem ipsum dolor sit amet, consectetur adipiscing elit, sed do eiusmod tempor incididunt ut labore et dolore magna aliqua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rabun" svg:font-family="Sarabun" style:font-pitch="variable"/>
    <style:font-face style:name="Sarabun1" svg:font-family="Sarabun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f6f9d4" draw:end-color="#dee7e5" draw:start-intensity="100%" draw:end-intensity="100%" draw:angle="18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font-name="Sarabun" fo:font-family="Sarabun" style:font-pitch="variable" fo:font-size="18pt" fo:font-style="normal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arabun1" style:font-family-complex="Sarabun" style:font-style-name-complex="Regular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5T22:29:32.961002548</meta:creation-date>
    <dc:date>2022-05-15T22:41:44.972925268</dc:date>
    <meta:editing-duration>PT3M54S</meta:editing-duration>
    <meta:editing-cycles>3</meta:editing-cycles>
    <meta:generator>LibreOffice/7.3.3.2$Linux_X86_64 LibreOffice_project/30$Build-2</meta:generator>
    <meta:document-statistic meta:object-count="3"/>
  </office:meta>
</office:document-meta>
</file>